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sans-serif"/>
    <style:font-face style:name="Lohit Hindi1" svg:font-family="'Lohit Hindi'"/>
    <style:font-face style:name="UICTFontTextStyleBody" svg:font-family="UICTFontTextStyleBody, serif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3.3611in" table:align="left"/>
    </style:style>
    <style:style style:name="Table1.A" style:family="table-column">
      <style:table-column-properties style:column-width="1.0479in"/>
    </style:style>
    <style:style style:name="Table1.B" style:family="table-column">
      <style:table-column-properties style:column-width="2.3132in"/>
    </style:style>
    <style:style style:name="Table1.A1" style:family="table-cell">
      <style:table-cell-properties style:vertical-align="middle" fo:padding-left="0.0521in" fo:padding-right="0in" fo:padding-top="0.0521in" fo:padding-bottom="0in" fo:border-left="1pt solid #000000" fo:border-right="none" fo:border-top="1pt solid #000000" fo:border-bottom="none"/>
    </style:style>
    <style:style style:name="Table1.B1" style:family="table-cell">
      <style:table-cell-properties style:vertical-align="middle" fo:padding-left="0in" fo:padding-right="0.2083in" fo:padding-top="0.0521in" fo:padding-bottom="0in" fo:border-left="none" fo:border-right="1pt solid #000000" fo:border-top="1pt solid #000000" fo:border-bottom="none"/>
    </style:style>
    <style:style style:name="Table1.A2" style:family="table-cell">
      <style:table-cell-properties style:vertical-align="middle" fo:padding-left="0.0521in" fo:padding-right="0in" fo:padding-top="0in" fo:padding-bottom="0in" fo:border-left="1pt solid #000000" fo:border-right="none" fo:border-top="none" fo:border-bottom="none"/>
    </style:style>
    <style:style style:name="Table1.B2" style:family="table-cell">
      <style:table-cell-properties style:vertical-align="middle" fo:padding-left="0in" fo:padding-right="0.2083in" fo:padding-top="0in" fo:padding-bottom="0in" fo:border-left="none" fo:border-right="1pt solid #000000" fo:border-top="none" fo:border-bottom="none"/>
    </style:style>
    <style:style style:name="Table1.A4" style:family="table-cell">
      <style:table-cell-properties style:vertical-align="middle" fo:padding-left="0.0521in" fo:padding-right="0in" fo:padding-top="0in" fo:padding-bottom="0.0521in" fo:border-left="1pt solid #000000" fo:border-right="none" fo:border-top="none" fo:border-bottom="1pt solid #000000"/>
    </style:style>
    <style:style style:name="Table1.B4" style:family="table-cell">
      <style:table-cell-properties style:vertical-align="middle" fo:padding-left="0in" fo:padding-right="0.2083in" fo:padding-top="0in" fo:padding-bottom="0.0521in" fo:border-left="none" fo:border-right="1pt solid #000000" fo:border-top="none" fo:border-bottom="1pt solid #000000"/>
    </style:style>
    <style:style style:name="P1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222222" style:font-name="arial" fo:font-size="14pt" fo:letter-spacing="normal" fo:font-style="normal" fo:font-weight="normal" style:font-size-asian="14pt" style:font-size-complex="14pt"/>
    </style:style>
    <style:style style:name="P2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b3b3b3" style:font-name="arial" fo:font-size="14pt" fo:letter-spacing="normal" fo:font-style="normal" fo:font-weight="normal" style:font-size-asian="14pt" style:font-size-complex="14pt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c0c0c0" style:font-name="arial" fo:font-size="14pt" fo:letter-spacing="normal" fo:font-style="normal" fo:font-weight="normal" style:font-size-asian="14pt" style:font-size-complex="14pt"/>
    </style:style>
    <style:style style:name="P4" style:family="paragraph" style:parent-style-name="Standard">
      <style:paragraph-properties fo:margin-left="0in" fo:margin-right="0in" fo:text-indent="0in" style:auto-text-indent="false"/>
      <style:text-properties fo:font-size="14pt" style:font-size-asian="14pt" style:font-size-complex="14pt"/>
    </style:style>
    <style:style style:name="P5" style:family="paragraph" style:parent-style-name="Standard" style:list-style-name="L1">
      <style:paragraph-properties fo:margin-left="0in" fo:margin-right="0in" fo:text-indent="0in" style:auto-text-indent="false"/>
      <style:text-properties fo:font-variant="normal" fo:text-transform="none" fo:color="#c0c0c0" style:font-name="arial" fo:font-size="14pt" fo:letter-spacing="normal" fo:font-style="normal" fo:font-weight="normal" style:font-size-asian="14pt" style:font-size-complex="14pt"/>
    </style:style>
    <style:style style:name="P6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222222" style:font-name="arial" fo:font-size="14pt" fo:letter-spacing="normal" fo:font-style="normal" fo:font-weight="normal" style:font-size-asian="14pt" style:font-size-complex="14pt"/>
    </style:style>
    <style:style style:name="P7" style:family="paragraph" style:parent-style-name="Standard" style:list-style-name="L1">
      <style:paragraph-properties fo:margin-left="0in" fo:margin-right="0in" fo:text-indent="0in" style:auto-text-indent="false"/>
      <style:text-properties fo:font-variant="normal" fo:text-transform="none" fo:color="#222222" style:font-name="arial" fo:font-size="14pt" fo:letter-spacing="normal" fo:font-style="normal" fo:font-weight="normal" style:font-size-asian="14pt" style:font-size-complex="14pt"/>
    </style:style>
    <style:style style:name="P8" style:family="paragraph" style:parent-style-name="Table_20_Contents">
      <style:paragraph-properties fo:margin-left="0in" fo:margin-right="0in" fo:margin-top="0in" fo:margin-bottom="0in" fo:text-indent="0in" style:auto-text-indent="false"/>
    </style:style>
    <style:style style:name="P9" style:family="paragraph" style:parent-style-name="Table_20_Contents">
      <style:paragraph-properties fo:margin-left="0in" fo:margin-right="0in" fo:margin-top="0in" fo:margin-bottom="0in" fo:text-indent="0in" style:auto-text-indent="false"/>
      <style:text-properties fo:color="#000000" style:font-name="UICTFontTextStyleBody"/>
    </style:style>
    <style:style style:name="P10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color="#000000" style:font-name="UICTFontTextStyleBody" fo:font-weight="bold"/>
    </style:style>
    <style:style style:name="T1" style:family="text">
      <style:text-properties fo:color="#000000"/>
    </style:style>
    <style:style style:name="T2" style:family="text">
      <style:text-properties fo:color="#000000" style:text-line-through-style="none" style:font-name="UICTFontTextStyleBody" fo:font-size="12pt" style:text-underline-style="none" style:text-blinking="false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fo:color="#1155cc" style:font-name="UICTFontTextStyleBody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mailto:directiva@techtrol.com.ve">directiva@techtrol.com.ve</text:a> techtrol2014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Hostname</text:p>
          </table:table-cell>
          <table:table-cell table:style-name="Table1.B1" office:value-type="string">
            <text:p text:style-name="P8"><text:a xlink:type="simple" xlink:href="http://servidor02.techtrol.com.ve/" office:target-frame-name="_blank" xlink:show="new"><text:span text:style-name="T4">servidor02.techtrol.com.ve</text:span></text:a></text:p>
          </table:table-cell>
        </table:table-row>
        <table:table-row>
          <table:table-cell table:style-name="Table1.A2" office:value-type="string">
            <text:p text:style-name="P10">Primary IP</text:p>
          </table:table-cell>
          <table:table-cell table:style-name="Table1.B2" office:value-type="string">
            <text:p text:style-name="P8"><text:a xlink:type="simple" xlink:href="tel:103.16.130.162" office:target-frame-name="_blank" xlink:show="new"><text:span text:style-name="T2">103.16.130.162</text:span></text:a></text:p>
          </table:table-cell>
        </table:table-row>
        <table:table-row>
          <table:table-cell table:style-name="Table1.A2" office:value-type="string">
            <text:p text:style-name="P10">User</text:p>
          </table:table-cell>
          <table:table-cell table:style-name="Table1.B2" office:value-type="string">
            <text:p text:style-name="P9">root</text:p>
          </table:table-cell>
        </table:table-row>
        <table:table-row>
          <table:table-cell table:style-name="Table1.A4" office:value-type="string">
            <text:p text:style-name="P10">Password</text:p>
          </table:table-cell>
          <table:table-cell table:style-name="Table1.B4" office:value-type="string">
            <text:p text:style-name="P9">yu2DpHzq</text:p>
          </table:table-cell>
        </table:table-row>
      </table:table>
      <text:p text:style-name="P1"/>
      <text:p text:style-name="P1"/>
      <text:p text:style-name="P3">15- Revisar los cambios de Datos en las listas en el documento q se envió el 30 de mayo( Reenviare el correo).</text:p>
      <text:p text:style-name="P1"/>
      <text:p text:style-name="P1">16 - Verificar las correcciones solicitadas para el Modulo I , a fin de mostrar los dos módulos ... </text:p>
      <text:p text:style-name="P1"/>
      <text:p text:style-name="P1"/>
      <text:p text:style-name="P1"/>
      <text:p text:style-name="P1">-------------------------------------------------------------------------------------------------------</text:p>
      <text:p text:style-name="P1"/>
      <text:p text:style-name="P2">1- Enviar correo cuando se agrega el caso al usuario , enviando el numero de solicitud. y el link para entrar al sistema </text:p>
      <text:p text:style-name="P1">Sin link </text:p>
      <text:p text:style-name="P1"/>
      <text:p text:style-name="P1">2- Resolver diseno - Vista </text:p>
      <text:p text:style-name="P1"/>
      <text:p text:style-name="P1">3- Validaciones JS. </text:p>
      <text:p text:style-name="P1"/>
      <text:p text:style-name="P2">4-  En la pantalla confirmar mejorar la interfaz </text:p>
      <text:p text:style-name="P1"/>
      <text:p text:style-name="P2">5 -Botón Volver en la pagina confirmación de la solicitud de Servicio.</text:p>
      <text:p text:style-name="P1"/>
      <text:p text:style-name="P2">6- Cambiar el titulo de Código de Solicitud por Nro De caso , también en el correo que se envía al Usuario especificar Nro de Caso. </text:p>
      <text:p text:style-name="P1"/>
      <text:p text:style-name="P2">7- Se creara Campo en el CRM que se llamara Estatus WEB - para ser mostrado en la pagina por cada caso, cuando se consultan. </text:p>
      <text:p text:style-name="P2"/>
      <text:p text:style-name="P3">8 - Solo mostrar los casos abiertos , no los cerrados. </text:p>
      <text:p text:style-name="P1"/>
      <text:p text:style-name="P3">9- verificar los campos que no están creados aun en el CRM y se están llenando en la Pagina Web , para que los Cree Mariana .</text:p>
      <text:p text:style-name="P1"><text:soft-page-break/></text:p>
      <text:p text:style-name="P2">10-El usuario no Edita información . El estatus se cambia desde el CRM  </text:p>
      <text:p text:style-name="P1"/>
      <text:p text:style-name="P3">11- Error al calificar. Colocar la Estrella en color blanco ...</text:p>
      <text:p text:style-name="P1"/>
      <text:p text:style-name="P2">12 - El cambio de estatus debe disparar un correo , En el correo debe hacer referencia con un al sistema he informar al usuario que puede calificar el caso y si este se encuentra en estatus cerrado informar al usuario que puede colocar si esta conforme o no con el estatus. </text:p>
      <text:p text:style-name="P2"/>
      <text:p text:style-name="P3">13- El usuario debe ver la lista de casos  creados por el , y calificar. Solo mostrar los casos Abiertos  y  solo los Cerrados con <text:span text:style-name="T1">antigüedad de 2 meses. </text:span></text:p>
      <text:p text:style-name="P1"/>
      <text:p text:style-name="P1">14 -El buscar de la  consulta no esta filtrando bien. </text:p>
      <text:p text:style-name="P1"/>
      <text:p text:style-name="P3"/>
      <text:list xml:id="list1057244861" text:style-name="L1">
        <text:list-item>
          <text:p text:style-name="P5">Conectarme con CRM</text:p>
        </text:list-item>
        <text:list-item>
          <text:p text:style-name="P5">Agregar Caso</text:p>
        </text:list-item>
        <text:list-item>
          <text:p text:style-name="P7">Completar</text:p>
        </text:list-item>
      </text:list>
      <text:p text:style-name="P1"/>
      <text:p text:style-name="P1">Dto Encargado <text:tab/><text:tab/></text:p>
      <text:p text:style-name="P1">Nombre de contacto </text:p>
      <text:p text:style-name="P1"><text:s/>Numero de contrato <text:tab/><text:tab/>.. </text:p>
      <text:p text:style-name="P1">Tipo de Contrato </text:p>
      <text:p text:style-name="P1">Responsable</text:p>
      <text:p text:style-name="P1">Motivo</text:p>
      <text:p text:style-name="P1">Estado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, sans-serif"/>
    <style:font-face style:name="Lohit Hindi1" svg:font-family="'Lohit Hindi'"/>
    <style:font-face style:name="UICTFontTextStyleBody" svg:font-family="UICTFontTextStyleBody, serif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V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nda </meta:initial-creator>
    <meta:creation-date>2014-07-15T19:16:06</meta:creation-date>
    <dc:date>2014-10-12T11:33:40</dc:date>
    <dc:creator>Linda </dc:creator>
    <meta:editing-duration>PT10H55M17S</meta:editing-duration>
    <meta:editing-cycles>8</meta:editing-cycles>
    <meta:generator>LibreOffice/3.5$Linux_X86_64 LibreOffice_project/350m1$Build-2</meta:generator>
    <meta:document-statistic meta:table-count="1" meta:image-count="0" meta:object-count="0" meta:page-count="2" meta:paragraph-count="37" meta:word-count="334" meta:character-count="1928" meta:non-whitespace-character-count="1606"/>
  </office:meta>
</office:document-meta>
</file>